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fo:font-weight="normal" officeooo:rsid="04a66c9f" officeooo:paragraph-rsid="04c8df17" style:font-weight-asian="normal" style:font-weight-complex="normal"/>
    </style:style>
    <style:style style:name="P4" style:family="paragraph" style:parent-style-name="Heading_20_2">
      <style:text-properties fo:font-weight="normal" officeooo:rsid="04a8f102" officeooo:paragraph-rsid="04c8df17" style:font-weight-asian="normal" style:font-weight-complex="normal"/>
    </style:style>
    <style:style style:name="P5" style:family="paragraph" style:parent-style-name="Heading_20_2">
      <style:text-properties fo:font-weight="normal" officeooo:rsid="04b309d0" officeooo:paragraph-rsid="04c8df17" style:font-weight-asian="normal" style:font-weight-complex="normal"/>
    </style:style>
    <style:style style:name="P6" style:family="paragraph" style:parent-style-name="Heading_20_2">
      <style:text-properties fo:font-weight="normal" officeooo:paragraph-rsid="04c8df17" style:font-weight-asian="normal" style:font-weight-complex="normal"/>
    </style:style>
    <style:style style:name="P7" style:family="paragraph" style:parent-style-name="Text_20_body">
      <style:text-properties officeooo:rsid="04c0c7b2" officeooo:paragraph-rsid="04c0c7b2"/>
    </style:style>
    <style:style style:name="P8" style:family="paragraph" style:parent-style-name="Text_20_body">
      <style:text-properties fo:font-weight="normal" officeooo:rsid="04c2343b" officeooo:paragraph-rsid="04c2343b" style:font-weight-asian="normal" style:font-weight-complex="normal"/>
    </style:style>
    <style:style style:name="P9" style:family="paragraph" style:parent-style-name="Text_20_body">
      <style:text-properties fo:font-weight="normal" officeooo:rsid="04af455e" officeooo:paragraph-rsid="04c8df17" style:font-weight-asian="normal" style:font-weight-complex="normal"/>
    </style:style>
    <style:style style:name="P10" style:family="paragraph" style:parent-style-name="Text_20_body">
      <style:text-properties fo:font-weight="normal" officeooo:rsid="04af455e" officeooo:paragraph-rsid="04cc5157" style:font-weight-asian="normal" style:font-weight-complex="normal"/>
    </style:style>
    <style:style style:name="P11" style:family="paragraph" style:parent-style-name="Text_20_body">
      <style:text-properties fo:font-weight="normal" officeooo:rsid="04b1bb32" officeooo:paragraph-rsid="04c8df17" style:font-weight-asian="normal" style:font-weight-complex="normal"/>
    </style:style>
    <style:style style:name="P12" style:family="paragraph" style:parent-style-name="Text_20_body">
      <style:text-properties officeooo:rsid="04af455e" officeooo:paragraph-rsid="04c8df17"/>
    </style:style>
    <style:style style:name="P13" style:family="paragraph" style:parent-style-name="Text_20_body">
      <style:text-properties fo:font-weight="normal" officeooo:rsid="04c0dd03" officeooo:paragraph-rsid="04c0dd03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4c15d62" officeooo:paragraph-rsid="04c15d62" style:font-weight-asian="normal" style:font-weight-complex="normal"/>
    </style:style>
    <style:style style:name="P15" style:family="paragraph" style:parent-style-name="Text_20_body" style:list-style-name="L2">
      <style:text-properties fo:font-weight="normal" officeooo:rsid="04c2343b" officeooo:paragraph-rsid="04c2343b" style:font-weight-asian="normal" style:font-weight-complex="normal"/>
    </style:style>
    <style:style style:name="P16" style:family="paragraph" style:parent-style-name="Text_20_body" style:list-style-name="L2">
      <style:text-properties fo:font-weight="normal" officeooo:rsid="04c44888" officeooo:paragraph-rsid="04c64225" style:font-weight-asian="normal" style:font-weight-complex="normal"/>
    </style:style>
    <style:style style:name="P17" style:family="paragraph" style:parent-style-name="Text_20_body" style:list-style-name="L2">
      <style:text-properties fo:font-weight="normal" officeooo:rsid="04c823a2" officeooo:paragraph-rsid="04c8df17" style:font-weight-asian="normal" style:font-weight-complex="normal"/>
    </style:style>
    <style:style style:name="P18" style:family="paragraph" style:parent-style-name="Text_20_body" style:list-style-name="L2">
      <style:text-properties fo:font-weight="normal" officeooo:rsid="04c7cbc2" officeooo:paragraph-rsid="04c7cbc2" style:font-weight-asian="normal" style:font-weight-complex="normal"/>
    </style:style>
    <style:style style:name="P19" style:family="paragraph" style:parent-style-name="Text_20_body" style:list-style-name="L4">
      <style:text-properties fo:font-weight="normal" officeooo:rsid="043c34da" officeooo:paragraph-rsid="04c8df17" style:font-weight-asian="normal" style:font-weight-complex="normal"/>
    </style:style>
    <style:style style:name="P20" style:family="paragraph" style:parent-style-name="Text_20_body" style:list-style-name="L1">
      <style:text-properties officeooo:rsid="04c0dd03" officeooo:paragraph-rsid="04c0dd03"/>
    </style:style>
    <style:style style:name="P21" style:family="paragraph" style:parent-style-name="Text_20_body" style:list-style-name="L3">
      <style:text-properties officeooo:rsid="049a5554" officeooo:paragraph-rsid="04ca93fe"/>
    </style:style>
    <style:style style:name="P22" style:family="paragraph" style:parent-style-name="Text_20_body">
      <style:text-properties officeooo:rsid="049a5554" officeooo:paragraph-rsid="04c8df17"/>
    </style:style>
    <style:style style:name="P23" style:family="paragraph" style:parent-style-name="Text_20_body" style:list-style-name="L4">
      <style:text-properties officeooo:paragraph-rsid="04c8df17"/>
    </style:style>
    <style:style style:name="P24" style:family="paragraph" style:parent-style-name="Text_20_body" style:list-style-name="L4">
      <style:text-properties officeooo:rsid="04365308" officeooo:paragraph-rsid="04c8df17"/>
    </style:style>
    <style:style style:name="P25" style:family="paragraph" style:parent-style-name="Text_20_body">
      <style:text-properties officeooo:rsid="04365308" officeooo:paragraph-rsid="04c8df17"/>
    </style:style>
    <style:style style:name="P26" style:family="paragraph" style:parent-style-name="Text_20_body">
      <style:text-properties officeooo:rsid="04d439b7" officeooo:paragraph-rsid="04d439b7"/>
    </style:style>
    <style:style style:name="P27" style:family="paragraph" style:parent-style-name="Text_20_body">
      <style:text-properties officeooo:rsid="04d44b4b" officeooo:paragraph-rsid="04d44b4b"/>
    </style:style>
    <style:style style:name="P28" style:family="paragraph" style:parent-style-name="Text_20_body" style:list-style-name="L6">
      <style:text-properties officeooo:rsid="04d44b4b" officeooo:paragraph-rsid="04d44b4b"/>
    </style:style>
    <style:style style:name="P29" style:family="paragraph" style:parent-style-name="Text_20_body">
      <style:text-properties officeooo:rsid="04d7e4fc" officeooo:paragraph-rsid="04d7e4fc"/>
    </style:style>
    <style:style style:name="P30" style:family="paragraph" style:parent-style-name="Heading_20_1">
      <style:text-properties officeooo:rsid="046a44d9" officeooo:paragraph-rsid="046a44d9"/>
    </style:style>
    <style:style style:name="P31" style:family="paragraph" style:parent-style-name="Heading_20_2">
      <style:text-properties officeooo:paragraph-rsid="04c8df17"/>
    </style:style>
    <style:style style:name="P32" style:family="paragraph" style:parent-style-name="Heading_20_2">
      <style:text-properties fo:font-weight="normal" officeooo:rsid="04d63b80" officeooo:paragraph-rsid="04d63b8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bfe0bf" style:font-weight-asian="normal" style:font-weight-complex="normal"/>
    </style:style>
    <style:style style:name="T3" style:family="text">
      <style:text-properties fo:font-weight="normal" officeooo:rsid="04c0dd03" style:font-weight-asian="normal" style:font-weight-complex="normal"/>
    </style:style>
    <style:style style:name="T4" style:family="text">
      <style:text-properties fo:font-weight="normal" officeooo:rsid="04c15d62" style:font-weight-asian="normal" style:font-weight-complex="normal"/>
    </style:style>
    <style:style style:name="T5" style:family="text">
      <style:text-properties fo:font-weight="normal" officeooo:rsid="04c1ca74" style:font-weight-asian="normal" style:font-weight-complex="normal"/>
    </style:style>
    <style:style style:name="T6" style:family="text">
      <style:text-properties fo:font-weight="normal" officeooo:rsid="04c2343b" style:font-weight-asian="normal" style:font-weight-complex="normal"/>
    </style:style>
    <style:style style:name="T7" style:family="text">
      <style:text-properties fo:font-weight="normal" officeooo:rsid="04a66c9f" style:font-weight-asian="normal" style:font-weight-complex="normal"/>
    </style:style>
    <style:style style:name="T8" style:family="text">
      <style:text-properties fo:font-weight="normal" officeooo:rsid="04a55a68" style:font-weight-asian="normal" style:font-weight-complex="normal"/>
    </style:style>
    <style:style style:name="T9" style:family="text">
      <style:text-properties fo:font-weight="normal" officeooo:rsid="04363775" style:font-weight-asian="normal" style:font-weight-complex="normal"/>
    </style:style>
    <style:style style:name="T10" style:family="text">
      <style:text-properties fo:font-weight="normal" officeooo:rsid="04a28cd0" style:font-weight-asian="normal" style:font-weight-complex="normal"/>
    </style:style>
    <style:style style:name="T11" style:family="text">
      <style:text-properties fo:font-weight="normal" officeooo:rsid="049b14ac" style:font-weight-asian="normal" style:font-weight-complex="normal"/>
    </style:style>
    <style:style style:name="T12" style:family="text">
      <style:text-properties fo:font-weight="normal" officeooo:rsid="0439377d" style:font-weight-asian="normal" style:font-weight-complex="normal"/>
    </style:style>
    <style:style style:name="T13" style:family="text">
      <style:text-properties fo:font-weight="normal" officeooo:rsid="043a9a9a" style:font-weight-asian="normal" style:font-weight-complex="normal"/>
    </style:style>
    <style:style style:name="T14" style:family="text">
      <style:text-properties fo:font-weight="normal" officeooo:rsid="043c34da" style:font-weight-asian="normal" style:font-weight-complex="normal"/>
    </style:style>
    <style:style style:name="T15" style:family="text">
      <style:text-properties fo:font-weight="normal" officeooo:rsid="045dcdd8" style:font-weight-asian="normal" style:font-weight-complex="normal"/>
    </style:style>
    <style:style style:name="T16" style:family="text">
      <style:text-properties fo:font-weight="normal" officeooo:rsid="043e3775" style:font-weight-asian="normal" style:font-weight-complex="normal"/>
    </style:style>
    <style:style style:name="T17" style:family="text">
      <style:text-properties fo:font-weight="normal" officeooo:rsid="043869e8" style:font-weight-asian="normal" style:font-weight-complex="normal"/>
    </style:style>
    <style:style style:name="T18" style:family="text">
      <style:text-properties fo:font-weight="normal" officeooo:rsid="04c8df17" style:font-weight-asian="normal" style:font-weight-complex="normal"/>
    </style:style>
    <style:style style:name="T19" style:family="text">
      <style:text-properties fo:font-weight="normal" officeooo:rsid="04ca93fe" style:font-weight-asian="normal" style:font-weight-complex="normal"/>
    </style:style>
    <style:style style:name="T20" style:family="text">
      <style:text-properties fo:font-weight="normal" officeooo:rsid="04cde8b6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43e3775" style:font-weight-asian="bold" style:font-weight-complex="bold"/>
    </style:style>
    <style:style style:name="T23" style:family="text">
      <style:text-properties officeooo:rsid="04c2343b"/>
    </style:style>
    <style:style style:name="T24" style:family="text">
      <style:text-properties officeooo:rsid="04c2d356"/>
    </style:style>
    <style:style style:name="T25" style:family="text">
      <style:text-properties officeooo:rsid="04c64225"/>
    </style:style>
    <style:style style:name="T26" style:family="text">
      <style:text-properties officeooo:rsid="04c7d5b9"/>
    </style:style>
    <style:style style:name="T27" style:family="text">
      <style:text-properties officeooo:rsid="04b1bb32"/>
    </style:style>
    <style:style style:name="T28" style:family="text">
      <style:text-properties officeooo:rsid="0439377d"/>
    </style:style>
    <style:style style:name="T29" style:family="text">
      <style:text-properties officeooo:rsid="04d439b7"/>
    </style:style>
    <style:style style:name="T30" style:family="text">
      <style:text-properties officeooo:rsid="04d62a7e"/>
    </style:style>
    <style:style style:name="T31" style:family="text">
      <style:text-properties officeooo:rsid="04d95d6e"/>
    </style:style>
    <style:style style:name="T32" style:family="text">
      <style:text-properties officeooo:rsid="04d9a69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<text:span text:style-name="T1">מטלה - </text:span><text:span text:style-name="T2">מספרים </text:span><text:span text:style-name="T5">פיסיקליים, </text:span><text:span text:style-name="T20">העמסת</text:span><text:span text:style-name="T5"> אופרטורים</text:span></text:h>
      <text:p text:style-name="P7"><text:span text:style-name="T2">ב</text:span><text:span text:style-name="T1">שנת 1999, לוויין של נאס"א בשווי של 125 מיליון דולר התרסק בגלל אי-התאמה ביחידות - אחד הצוותים שפיתחו את הלוויין עבד ביחידות מטריות והצוות השני עבד ביחידות </text:span><text:span text:style-name="T3">בריטיות</text:span><text:span text:style-name="T1"> (ראו דוגמאות נוספות כאן: http://mentalfloss.com/article/25845/quick-6-six-unit-conversion-disasters ).</text:span></text:p>
      <text:p text:style-name="P7"><text:span text:style-name="T1">כדי שזה לא יקרה שוב, הם שכרו אתכם וביקשו מכם לכתוב מחלקה המייצגת מספר עם יחידות. </text:span><text:span text:style-name="T3">במחלקה הזאת אפשר, למשל, לייצג את המספר "3 מטר" ואת המספר "40 סנטימטר", והסכום שלהם לא יהיה 43 אלא 3.4 - המחלקה תדאג לבצע את ההמרה המתאימה. בנוסף, המחלקה לא תאפשר לחבר מספרים עם מימדים לא תואמים, למשל, חיבור של "3 מטר" עם "5 שניות" יגרום לזריקת חריגה.</text:span></text:p>
      <text:p text:style-name="P13">לצורך המטלה, נתמקד בשלושת הממדים של הפיסיקה הניוטונית: אורך, זמן, ומסה, וביחידות הבאות:</text:p>
      <text:list xml:id="list4222682624" text:style-name="L1">
        <text:list-item>
          <text:p text:style-name="P20"><text:span text:style-name="T1">אורך - מטר (m) קילומטר (km) </text:span><text:span text:style-name="T4">אינץ'</text:span><text:span text:style-name="T1"> (in) </text:span><text:span text:style-name="T4">ו</text:span><text:span text:style-name="T1">רגל (ft)</text:span><text:span text:style-name="T4">.</text:span></text:p>
        </text:list-item>
        <text:list-item>
          <text:p text:style-name="P14">זמן - שניה <text:s/>(sec) דקה (min) שעה (hour) יום (day).</text:p>
        </text:list-item>
        <text:list-item>
          <text:p text:style-name="P14">מסה - גרם (g) קילוגרם (kg) טון (ton) ליברה (lb).</text:p>
        </text:list-item>
      </text:list>
      <text:p text:style-name="P8">הגדירו מחלקה בשם PhysicalNumber עם הפעולות הבאות<text:span text:style-name="T24"> (ראו בקובץ המצורף PhysicalNumberDemo.cpp)</text:span>:</text:p>
      <text:list xml:id="list1389719024" text:style-name="L2">
        <text:list-item>
          <text:p text:style-name="P15"><text:span text:style-name="T25">שישה </text:span>אופרטורים חשבוניים: חיבור (+) הוספה (+=) פלוס אונרי (+), ושלושת האופרטורים המקבילים לחיסור<text:span text:style-name="T24"> (-). כאמור, חיבור של שני מספרים מאותו מימד יתבצע תוך המרת היחידה של המספר השני ליחידה של המספר הראשון; חיבור של שני מספרים ממימדים שונים יגרום לחריגה.</text:span></text:p>
        </text:list-item>
        <text:list-item>
          <text:p text:style-name="P16"><text:span text:style-name="T25">שישה </text:span>אופרטורי השוואה: גדול, גדול-או-שווה, וכו'.<text:span text:style-name="T25"> לפי אותם כללים של האופרטורים החשבוניים.</text:span></text:p>
        </text:list-item>
        <text:list-item>
          <text:p text:style-name="P17">הגדלה ב-1 (++) והקטנה ב-1 (--).</text:p>
        </text:list-item>
        <text:list-item>
          <text:p text:style-name="P18">אופרטור קלט (&gt;&gt;) ו<text:span text:style-name="T26">אופרטור </text:span>פלט (ֵֵֵ&lt;&lt;).</text:p>
        </text:list-item>
      </text:list>
      <text:p text:style-name="P3">קבצים</text:p>
      <text:p text:style-name="P22"><text:span text:style-name="T1">בנוסף </text:span><text:span text:style-name="T7">לקבצים של הפתרון</text:span><text:span text:style-name="T1">, יש </text:span><text:span text:style-name="T8">להכין </text:span><text:span text:style-name="T1">קובץ בשם </text:span><text:span text:style-name="T6">PhysicalNumber</text:span><text:span text:style-name="T18">Test</text:span><text:span text:style-name="T1">.cpp הכולל בדיקות-יחידה מפורטות.</text:span></text:p>
      <text:p text:style-name="P22"><text:span text:style-name="T9">מ</text:span><text:span text:style-name="T1">צורפים לתרגיל זה הקבצים:</text:span></text:p>
      <text:list xml:id="list3939369677" text:style-name="L3">
        <text:list-item>
          <text:p text:style-name="P21"><text:span text:style-name="T6">PhysicalNumber</text:span><text:span text:style-name="T19">Demo</text:span><text:span text:style-name="T1">.cpp - תוכנית ראשית לדוגמה</text:span><text:span text:style-name="T10">.</text:span></text:p>
        </text:list-item>
        <text:list-item>
          <text:p text:style-name="P21"><text:span text:style-name="T6">PhysicalNumber</text:span><text:span text:style-name="T18">Test</text:span><text:span text:style-name="T1">.cpp - תוכנית ראשית הכוללת בדיקות-יחידה לדוגמה</text:span><text:span text:style-name="T11">; המשימה שלכם היא להרחיב את הקובץ הזה כך שיכלול בדיקות-יחידה מפורטות למצבים שונים.</text:span></text:p>
        </text:list-item>
      </text:list>
      <text:p text:style-name="P31">הגשה<text:span text:style-name="T29"> ובדיקה אוטומטית</text:span></text:p>
      <text:p text:style-name="P26">דרך גיטהאב - כמו במטלה הקודמת.</text:p>
      <text:p text:style-name="P4"><text:soft-page-break/>תיכנון הזמן</text:p>
      <text:p text:style-name="P9"><text:span text:style-name="T29">כמו במטלה הקודמת, </text:span>יש להגיש את הפתרון בשני שלבים.</text:p>
      <text:p text:style-name="P12"><text:span text:style-name="T21">שלב א</text:span><text:span text:style-name="T1"> - שבוע לאחר פירסום המטלה, יש להגיש פתרון המקבל ציון של 50 לפחות בבדיקות האוטומטיות שלנו. זה אומר שאתם צריכים לממש נכון חלק מהפונקציות (לשיקולכם), ובשאר הפונקציות לשים stub - קוד מינימלי שיאפשר לקוד שלכם להתקמפל. <text:s text:c="2"/></text:span></text:p>
      <text:p text:style-name="P10">במקביל, יש להגיש קובץ <text:span text:style-name="T23">PhysicalNumberTest</text:span>.cpp הכולל בדיקות-יחידה מקיפות ומפורטות משלכם. בשלב זה כמובן חלק גדול מהבדיקות שלכם לא יעברו.</text:p>
      <text:p text:style-name="P12"><text:span text:style-name="T21">שלב ב</text:span><text:span text:style-name="T1"> - שבועיים לאחר פירסום המטלה, יש להגיש פתרון מלא, המקבל ציון של 100 בבדיקות האוטומטיות שלנו.</text:span></text:p>
      <text:p text:style-name="P6">בדיקה <text:span text:style-name="T27">בתירגולים</text:span></text:p>
      <text:p text:style-name="P11">בתירגולים תתבקשו להסביר על הקוד שלכם ולהראות שהוא מקיים <text:span text:style-name="T28">כללים בסיסיים של הנדסת תוכנה</text:span>:<text:span text:style-name="T28"> חלוקה לקבצים, תיעוד, שמות משמעותיים למשתנים, בדיקות תקינות ומניעת דליפת-זיכרון.</text:span></text:p>
      <text:p text:style-name="P5">דגשים</text:p>
      <text:list xml:id="list4220900511" text:style-name="L4">
        <text:list-item>
          <text:p text:style-name="P23"><text:span text:style-name="T12">יש </text:span><text:span text:style-name="T13">לחזור על החומר של ההרצאות לפני שמתחילים לכתוב, </text:span><text:span text:style-name="T14">ו</text:span><text:span text:style-name="T12">להשתמש </text:span><text:span text:style-name="T13">בו </text:span><text:span text:style-name="T12">לפי הצורך. </text:span></text:p>
        </text:list-item>
        <text:list-item>
          <text:p text:style-name="P19">מותר להשתמש בתכונות מתקדמות של שפת ++C גם אם עדיין לא נלמדו בהרצאות.</text:p>
        </text:list-item>
        <text:list-item>
          <text:p text:style-name="P24"><text:span text:style-name="T1">אין להעתיק תרגילים שלמים מסטודנטים אחרים.</text:span><text:span text:style-name="T15"> <text:s text:c="4"/></text:span><text:span text:style-name="T16">מותר </text:span><text:span text:style-name="T17">להיעזר</text:span><text:span text:style-name="T16"> </text:span><text:span text:style-name="T1">בקטעי </text:span><text:span text:style-name="T16">קוד מהאינטרנט, אולם </text:span><text:span text:style-name="T22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25"><text:span text:style-name="T1"/></text:p>
      <text:p text:style-name="P32">הרחבות</text:p>
      <text:p text:style-name="P29">[<text:span text:style-name="T31">למטלות הבאות</text:span> - אם יהיה זמן]</text:p>
      <text:p text:style-name="P27">ניתן להרחיב את המטלה בשתי דרכים:</text:p>
      <text:list xml:id="list997429744" text:style-name="L6">
        <text:list-item>
          <text:p text:style-name="P28">הוספת אופרטור כפל ואופרטור חילוק. שימו לב - האופרטורים האלה מתנהגים בצורה שונה מחיבור וחיסור. למשל, 10 קילומטר (אורך) חלקי 2 שעות (זמן) זה 5 קמ"ש (מהירות). <text:span text:style-name="T32">צריך </text:span>לתכנן <text:span text:style-name="T32">היטב </text:span>איך <text:span text:style-name="T32">כדאי </text:span>לייצג את הצירופים השונים של יחידות.</text:p>
        </text:list-item>
        <text:list-item>
          <text:p text:style-name="P28">הוספת מימד נוסף: כסף. לשם כך יש להמיר בין מטבעות שונים לפי השער היציג הנוכחי שלהם - יש למצוא דרך לקרוא את השער היציג הנוכחי מהאינטרנט<text:span text:style-name="T30"> בתחילת התוכנית ולהשתמש בו תוך כדי התוכנית.</text:span>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1T02:19:41.274875136</dc:date>
    <meta:editing-duration>P8DT2H9M47S</meta:editing-duration>
    <meta:editing-cycles>1146</meta:editing-cycles>
    <meta:document-statistic meta:table-count="0" meta:image-count="0" meta:object-count="0" meta:page-count="2" meta:paragraph-count="37" meta:word-count="545" meta:character-count="3212" meta:non-whitespace-character-count="2710"/>
  </office:meta>
</office:document-meta>
</file>